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028604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e3e3e" style:font-name="Arial" fo:font-size="12pt" fo:letter-spacing="normal" fo:font-style="normal" fo:font-weight="normal" officeooo:paragraph-rsid="00028604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font-name="Arial" fo:font-size="12pt" officeooo:paragraph-rsid="00028604" style:font-size-asian="12pt" style:font-size-complex="12pt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style:font-name="Arial" fo:font-size="12pt" officeooo:paragraph-rsid="00028604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font-name="Arial" fo:font-size="12pt" style:text-underline-style="none" officeooo:rsid="000afc4c" officeooo:paragraph-rsid="00028604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font-name="Arial" officeooo:rsid="0002faf7" officeooo:paragraph-rsid="0002faf7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officeooo:paragraph-rsid="00028604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text-properties style:font-name="Arial" officeooo:paragraph-rsid="0002faf7"/>
    </style:style>
    <style:style style:name="P10" style:family="paragraph" style:parent-style-name="Standard">
      <style:text-properties style:font-name="Arial" officeooo:rsid="00044e5b" officeooo:paragraph-rsid="00044e5b"/>
    </style:style>
    <style:style style:name="P11" style:family="paragraph" style:parent-style-name="Standard">
      <style:paragraph-properties fo:text-align="center" style:justify-single-word="false"/>
      <style:text-properties style:font-name="Arial" fo:font-weight="bold" officeooo:rsid="00044e5b" officeooo:paragraph-rsid="00044e5b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officeooo:paragraph-rsid="0002faf7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e3e3e" style:font-name="Arial" fo:font-size="12pt" fo:letter-spacing="normal" fo:font-style="normal" fo:font-weight="normal" officeooo:rsid="000afc4c" officeooo:paragraph-rsid="00028604" style:font-size-asian="12pt" style:font-size-complex="12pt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Arial" fo:font-size="12pt" fo:letter-spacing="normal" fo:font-style="normal" style:text-underline-style="none" fo:font-weight="normal" officeooo:rsid="000afc4c" officeooo:paragraph-rsid="00028604" style:font-size-asian="12pt" style:font-size-complex="12pt" loext:padding="0in" loext:border="none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text-underline-style="none" officeooo:rsid="000f6c9f" officeooo:paragraph-rsid="0008cd2a"/>
    </style:style>
    <style:style style:name="P1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text-underline-style="none" officeooo:rsid="000afc4c" officeooo:paragraph-rsid="0008cd2a"/>
    </style:style>
    <style:style style:name="P1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text-underline-style="none" officeooo:rsid="001068c7" officeooo:paragraph-rsid="0008cd2a"/>
    </style:style>
    <style:style style:name="T1" style:family="text">
      <style:text-properties fo:font-variant="normal" fo:text-transform="none" fo:color="#3e3e3e" style:font-name="Arial" fo:font-size="12pt" fo:letter-spacing="normal" fo:font-style="normal" fo:font-weight="normal" style:font-size-asian="12pt" style:font-size-complex="12pt" loext:padding="0in" loext:border="none"/>
    </style:style>
    <style:style style:name="T2" style:family="text">
      <style:text-properties fo:font-variant="normal" fo:text-transform="none" fo:color="#3e3e3e" style:font-name="Arial" fo:font-size="12pt" fo:letter-spacing="normal" fo:font-style="normal" fo:font-weight="normal" officeooo:rsid="000afc4c" style:font-size-asian="12pt" style:font-size-complex="12pt" loext:padding="0in" loext:border="none"/>
    </style:style>
    <style:style style:name="T3" style:family="text">
      <style:text-properties fo:font-variant="normal" fo:text-transform="none" fo:color="#3e3e3e" style:font-name="Arial" fo:font-size="12pt" fo:letter-spacing="normal" fo:font-style="normal" fo:font-weight="normal" officeooo:rsid="00028604" style:font-size-asian="12pt" style:font-size-complex="12pt" loext:padding="0in" loext:border="none"/>
    </style:style>
    <style:style style:name="T4" style:family="text">
      <style:text-properties fo:font-variant="normal" fo:text-transform="none" fo:color="#3e3e3e" style:font-name="Arial" fo:font-size="12pt" fo:letter-spacing="normal" fo:font-style="normal" fo:font-weight="normal" officeooo:rsid="00044e5b" style:font-size-asian="12pt" style:font-size-complex="12pt" loext:padding="0in" loext:border="none"/>
    </style:style>
    <style:style style:name="T5" style:family="text">
      <style:text-properties fo:font-variant="normal" fo:text-transform="none" fo:color="#3e3e3e" fo:letter-spacing="normal" fo:font-style="normal" fo:font-weight="normal"/>
    </style:style>
    <style:style style:name="T6" style:family="text">
      <style:text-properties fo:font-variant="normal" fo:text-transform="none" fo:color="#3e3e3e" fo:letter-spacing="normal" fo:font-style="normal" fo:font-weight="normal" officeooo:rsid="000afc4c"/>
    </style:style>
    <style:style style:name="T7" style:family="text">
      <style:text-properties fo:font-variant="normal" fo:text-transform="none" fo:color="#3e3e3e" fo:letter-spacing="normal" fo:font-style="normal" fo:font-weight="normal" officeooo:rsid="00028604"/>
    </style:style>
    <style:style style:name="T8" style:family="text">
      <style:text-properties fo:font-variant="normal" fo:text-transform="none" fo:color="#3e3e3e" fo:letter-spacing="normal" fo:font-style="normal" fo:font-weight="normal" officeooo:rsid="00082880"/>
    </style:style>
    <style:style style:name="T9" style:family="text">
      <style:text-properties fo:font-variant="normal" fo:text-transform="none" fo:color="#3e3e3e" fo:letter-spacing="normal" fo:font-style="normal" fo:font-weight="bold" officeooo:rsid="00082880" style:font-weight-asian="bold" style:font-weight-complex="bold"/>
    </style:style>
    <style:style style:name="T10" style:family="text">
      <style:text-properties fo:font-variant="normal" fo:text-transform="none" fo:color="#333333" fo:letter-spacing="normal" fo:font-style="normal" fo:font-weight="normal" loext:padding="0in" loext:border="none"/>
    </style:style>
    <style:style style:name="T11" style:family="text">
      <style:text-properties fo:font-variant="normal" fo:text-transform="none" fo:color="#333333" fo:letter-spacing="normal" fo:font-style="normal" style:text-underline-style="none" fo:font-weight="normal" officeooo:rsid="000afc4c" loext:padding="0in" loext:border="none"/>
    </style:style>
    <style:style style:name="T12" style:family="text">
      <style:text-properties fo:font-variant="normal" fo:text-transform="none" fo:color="#333333" fo:letter-spacing="normal" fo:font-style="normal" style:text-underline-style="none" fo:font-weight="normal" officeooo:rsid="0002faf7" loext:padding="0in" loext:border="none"/>
    </style:style>
    <style:style style:name="T13" style:family="text">
      <style:text-properties fo:font-variant="normal" fo:text-transform="none" fo:color="#333333" style:font-name="Arial" fo:font-size="12pt" fo:letter-spacing="normal" fo:font-style="normal" fo:font-weight="normal" style:font-size-asian="12pt" style:font-size-complex="12pt" loext:padding="0in" loext:border="none"/>
    </style:style>
    <style:style style:name="T14" style:family="text">
      <style:text-properties fo:font-variant="normal" fo:text-transform="none" fo:color="#333333" style:font-name="Arial" fo:font-size="12pt" fo:letter-spacing="normal" fo:font-style="normal" fo:font-weight="normal" officeooo:rsid="000f6c9f" style:font-size-asian="12pt" style:font-size-complex="12pt" loext:padding="0in" loext:border="none"/>
    </style:style>
    <style:style style:name="T15" style:family="text">
      <style:text-properties fo:font-variant="normal" fo:text-transform="none" fo:color="#333333" fo:font-size="12pt" fo:letter-spacing="normal" fo:font-style="normal" style:text-underline-style="solid" style:text-underline-width="auto" style:text-underline-color="font-color" fo:font-weight="normal" officeooo:rsid="000afc4c" style:font-size-asian="12pt" style:font-size-complex="12pt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Strong_20_Emphasis"><text:span text:style-name="T1">PERÍODO PARA </text:span></text:span><text:span text:style-name="Strong_20_Emphasis"><text:span text:style-name="T3">REQUERIMENTO </text:span></text:span><text:span text:style-name="Strong_20_Emphasis"><text:span text:style-name="T4">DE CERTIFICAÇÃO DE CONHECIMENTOS (PROVA SUFICIÊNCIA)</text:span></text:span></text:p>
      <text:p text:style-name="P1"><text:span text:style-name="Strong_20_Emphasis"><text:span text:style-name="T2"/></text:span></text:p>
      <text:p text:style-name="P4"><text:span text:style-name="T5">Os alunos interessados em </text:span><text:span text:style-name="T7">fazer a Avaliação de Extraordinário Aproveitamento de Estudos </text:span><text:span text:style-name="T5">poderão </text:span><text:span text:style-name="T7">fazer a so</text:span><text:span text:style-name="T5">licita</text:span><text:span text:style-name="T7">ção</text:span><text:span text:style-name="T5"> </text:span><text:span text:style-name="T6">do dia </text:span><text:span text:style-name="T9">24/07/2017 até 28/07/2017</text:span><text:span text:style-name="T6"> conforme estabelecido no calendário acadêmico. </text:span></text:p>
      <text:p text:style-name="P13"/>
      <text:p text:style-name="P1"><text:span text:style-name="Strong_20_Emphasis"><text:span text:style-name="T1">INSTRUÇÕES PARA </text:span></text:span><text:span text:style-name="Strong_20_Emphasis"><text:span text:style-name="T3">FAZER O REQUERIMENTO:</text:span></text:span></text:p>
      <text:p text:style-name="P3"><text:span text:style-name="T5">1. Preencher </text:span><text:span text:style-name="T11">o REQUERIMENTO </text:span><text:span text:style-name="T12">DE CERTIFICAÇÃO DE CONHECIMENTOS:</text:span></text:p>
      <text:p text:style-name="P14">obs.1: Veja aqui o Requerimento para Aproveitamento de Estudos:</text:p>
      <text:p text:style-name="P6"><text:a xlink:type="simple" xlink:href="http://blumenau.ifc.edu.br/secretaria/wp-content/uploads/sites/21/2016/06/Requerimento-para-certificação-de-conhecimentos.pdf" text:style-name="Internet_20_link" text:visited-style-name="Visited_20_Internet_20_Link"><text:span text:style-name="T15">http://blumenau.ifc.edu.br/secretaria/wp-content/uploads/sites/21/2016/06/Requerimento-para-certifica%C3%A7%C3%A3o-de-conhecimentos.pdf</text:span></text:a></text:p>
      <text:p text:style-name="P13"/>
      <text:p text:style-name="P3"><text:span text:style-name="T6">obs.2: </text:span><text:span text:style-name="T5">Veja aqui </text:span><text:span text:style-name="T6">a Matriz Curricular do seu curso: </text:span></text:p>
      <text:p text:style-name="P16"><text:span text:style-name="T13"/></text:p>
      <text:p text:style-name="P16"><text:span text:style-name="T13">TADS, </text:span><text:span text:style-name="T14">ingressantes antes de 2017:</text:span></text:p>
      <text:p text:style-name="P16"><text:a xlink:type="simple" xlink:href="http://blumenau.ifc.edu.br/tads/wp-content/uploads/sites/8/2015/11/PPC.TADS_.pdf" text:style-name="Internet_20_link" text:visited-style-name="Visited_20_Internet_20_Link"><text:span text:style-name="T14">http://blumenau.ifc.edu.br/tads/wp-content/uploads/sites/8/2015/11/PPC.TADS_.pdf</text:span></text:a></text:p>
      <text:p text:style-name="P16"><text:a xlink:type="simple" xlink:href="http://blumenau.ifc.edu.br/tads/matriz-curricular/" text:style-name="Internet_20_link" text:visited-style-name="Visited_20_Internet_20_Link"><text:span text:style-name="T13"/></text:a></text:p>
      <text:p text:style-name="P17"><text:span text:style-name="T13">TADS, </text:span><text:span text:style-name="T14">ingressantes em 2017 ou após:</text:span></text:p>
      <text:p text:style-name="P15"><text:a xlink:type="simple" xlink:href="http://blumenau.ifc.edu.br/tads/wp-content/uploads/sites/8/2015/11/PPC-TADS-2017-versão-final.pdf" text:style-name="Internet_20_link" text:visited-style-name="Visited_20_Internet_20_Link"><text:span text:style-name="T13">http://blumenau.ifc.edu.br/tads/wp-content/uploads/sites/8/2015/11/PPC-TADS-2017-vers%C3%A3o-final.pdf</text:span></text:a></text:p>
      <text:p text:style-name="P15"><text:span text:style-name="T14"/></text:p>
      <text:p text:style-name="P5"><text:span text:style-name="T10">Pedagogia: </text:span><text:a xlink:type="simple" xlink:href="http://blumenau.ifc.edu.br/pedagogia/matriz-curricular-2/" text:style-name="Internet_20_link" text:visited-style-name="Visited_20_Internet_20_Link">http://blumenau.ifc.edu.br/pedagogia/matriz-curricular-2/</text:a></text:p>
      <text:p text:style-name="P2"><text:span text:style-name="Strong_20_Emphasis"><text:span text:style-name="T2"/></text:span></text:p>
      <text:p text:style-name="P8"/>
      <text:p text:style-name="P10">Segue parte da Organização Acadêmica dos Cursos Superiores:</text:p>
      <text:p text:style-name="P10"/>
      <text:p text:style-name="P11">CAPÍTULO X </text:p>
      <text:p text:style-name="P11">DA AVALIAÇÃO DE EXTRAORDINÁRIO APROVEITAMENTO DE ESTUDOS </text:p>
      <text:p text:style-name="P8"/>
      <text:p text:style-name="P9"/>
      <text:p text:style-name="P9"/>
      <text:p text:style-name="P12">Art. 53. Todo aluno regularmente matriculado no curso que apresentar domínio do conteúdo programático de determinado componente curricular em nível igual ou superior ao exigido no mesmo e que for aprovado na avaliação de que trata este artigo, poderá solicitar a validação integral do componente curricular, podendo, desta forma, abreviar a duração de seu curso. </text:p>
      <text:p text:style-name="P12">§ 1º. Será permitido ao aluno interessado submeter-se uma única vez a Avaliação de Extraordinário Aproveitamento de Estudos de determinado componente curricular. </text:p>
      <text:p text:style-name="P12">§ 2º. O aluno não poderá requerer submissão à Avaliação de Extraordinário Aproveitamento de Estudos em componentes curriculares nos quais tiver sido reprovado. </text:p>
      <text:p text:style-name="P12"/>
      <text:p text:style-name="P12">Art. 54. O aluno interessado em prestar a Avaliação, deverá encaminhar requerimento ao Coordenador do Curso, protocolando junto à Secretaria Acadêmica, em até 5 (cinco) dias do início do período letivo. </text:p>
      <text:p text:style-name="P12"/>
      <text:p text:style-name="P12">Art. 55. O Coordenador do Curso indicará 3 (três) docentes para constituírem uma banca examinadora especial, à qual competirá elaborar e aplicar os instrumentos de avaliação, <text:soft-page-break/>emitindo o parecer final. </text:p>
      <text:p text:style-name="P12"/>
      <text:p text:style-name="P12">Art. 56. A Avaliação de Extraordinário Aproveitamento de Estudos compreenderá instrumentos de avaliação escritos e/ou orais, que abrangerão os conteúdos programáticos e as eventuais práticas do componente curricular a ser avaliado. </text:p>
      <text:p text:style-name="P12">§ 1º. Nos casos em que o aluno deseja aproveitamento no componente curricular em que estiver matriculado, a finalização do processo de avaliação deverá ocorrer dentro do prazo de ajuste de matrícula do mesmo período. </text:p>
      <text:p text:style-name="P12">§ 2º. Caso haja mais de uma solicitação para o mesmo componente curricular a avaliação deverá ocorrer de forma conjunta. </text:p>
      <text:p text:style-name="P12"/>
      <text:p text:style-name="P12">Art. 57. Do resultado da Avaliação de Extraordinário Aproveitamento de Estudos será lavrada ata a ser encaminhada ao Coordenador do Curso e à Secretaria Acadêmica, para proceder ao registro e publicação dos componentes curriculares validados ou não. Art. 58. O câmpus deverá informar, anualmente, a Pró-Reitoria de Ensino o relatório do quantitativo de solicitações aprovadas por componente curricular, para acompanhamento e avaliaçã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1:07:57.055000000</meta:creation-date>
    <dc:date>2017-07-14T16:05:00.291191265</dc:date>
    <meta:editing-duration>PT1H53M7S</meta:editing-duration>
    <meta:editing-cycles>5</meta:editing-cycles>
    <meta:generator>LibreOffice/5.1.6.2$Linux_X86_64 LibreOffice_project/10m0$Build-2</meta:generator>
    <meta:print-date>2017-02-09T13:16:02.850000000</meta:print-date>
    <meta:document-statistic meta:table-count="0" meta:image-count="0" meta:object-count="0" meta:page-count="2" meta:paragraph-count="24" meta:word-count="408" meta:character-count="3161" meta:non-whitespace-character-count="2764"/>
  </office:meta>
</office:document-meta>
</file>